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</office:automatic-styles>
  <office:body>
    <office:text text:use-soft-page-breaks="true">
      <text:p text:style-name="P1"/>
      <text:p text:style-name="Normale">Guess who board game</text:p>
      <text:p text:style-name="Normale">One human player against the computer<text:s/>or two human players</text:p>
      <text:p text:style-name="Normale"/>
      <text:p text:style-name="Normale">Flexibility points</text:p>
      <text:list text:style-name="LFO1" text:continue-numbering="true">
        <text:list-item>
          <text:p text:style-name="P2">Different sets of people to guess to improve replayability (es: classic set of people to guess, or celebrity edition, fantasy characters).</text:p>
        </text:list-item>
        <text:list-item>
          <text:p text:style-name="P3">Different set of questions in line with <text:s/>the set of character to guess</text:p>
        </text:list-item>
        <text:list-item>
          <text:p text:style-name="P4">Different game modes (es: regular game, timed game or guess two people instead of one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a Di Fonso</meta:initial-creator>
    <dc:creator>Roberta Di Fonso</dc:creator>
    <meta:creation-date>2024-01-11T20:40:00Z</meta:creation-date>
    <dc:date>2024-01-12T07:59:00Z</dc:date>
    <meta:template xlink:href="Normal.dotm" xlink:type="simple"/>
    <meta:editing-cycles>8</meta:editing-cycles>
    <meta:editing-duration>PT2160S</meta:editing-duration>
    <meta:document-statistic meta:page-count="1" meta:paragraph-count="1" meta:word-count="59" meta:character-count="397" meta:row-count="2" meta:non-whitespace-character-count="339"/>
  </office:meta>
</office:document-meta>
</file>